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5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8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9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70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71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59">16</text:p>
            <text:p text:style-name="P120"/>
            <text:p text:style-name="P120"/>
            <text:p text:style-name="P120"/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63">CONCETTO</text:p>
          </table:table-cell>
          <table:table-cell table:style-name="Table14.A1" office:value-type="string">
            <text:p text:style-name="P263">COSTRUTTO</text:p>
          </table:table-cell>
          <table:table-cell table:style-name="Table14.A1" office:value-type="string">
            <text:p text:style-name="P263">ACCESSI</text:p>
          </table:table-cell>
          <table:table-cell table:style-name="Table14.D1" office:value-type="string">
            <text:p text:style-name="P263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61">E</text:p>
          </table:table-cell>
          <table:table-cell table:style-name="Table14.A2" office:value-type="string">
            <text:p text:style-name="P261">1<text:span text:style-name="T132">000</text:span></text:p>
          </table:table-cell>
          <table:table-cell table:style-name="Table14.D2" office:value-type="string">
            <text:p text:style-name="P261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64">TOTALE</text:p>
          </table:table-cell>
          <table:covered-table-cell/>
          <table:table-cell table:style-name="Table14.D2" table:number-columns-spanned="2" office:value-type="string">
            <text:p text:style-name="P262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70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60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60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72">Analisi delle ridondanze</text:p>
      <text:p text:style-name="P266"/>
      <text:p text:style-name="P267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8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8"/>
      <text:p text:style-name="P269">Senza ridondanza:</text:p>
      <text:p text:style-name="P269">6: 1.280.000 operazioni al mese</text:p>
      <text:p text:style-name="P269">10: </text:p>
      <text:p text:style-name="P269"/>
      <text:p text:style-name="P268"/>
      <text:p text:style-name="P268"/>
      <text:p text:style-name="P2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40:51.289642568</dc:date>
    <meta:editing-duration>P2DT5H31M47S</meta:editing-duration>
    <meta:editing-cycles>498</meta:editing-cycles>
    <meta:print-date>2024-03-23T15:55:12.632544733</meta:print-date>
    <meta:printed-by>PDF files</meta:printed-by>
    <meta:document-statistic meta:table-count="15" meta:image-count="7" meta:object-count="0" meta:page-count="16" meta:paragraph-count="464" meta:word-count="2219" meta:character-count="14064" meta:non-whitespace-character-count="12297"/>
  </office:meta>
</office:document-meta>
</file>